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6.936cm" fo:min-width="6.68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613cm" fo:min-width="3.363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461cm" svg:height="5.461cm" svg:x="2.413cm" svg:y="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7:06:34.342401720</meta:creation-date>
    <dc:date>2020-08-13T17:12:25.162834174</dc:date>
    <meta:editing-duration>PT5M52S</meta:editing-duration>
    <meta:editing-cycles>1</meta:editing-cycles>
    <meta:document-statistic meta:object-count="2"/>
    <meta:generator>LibreOffice/6.4.4.2$Linux_X86_64 LibreOffice_project/40$Build-2</meta:generator>
  </office:meta>
</office:document-meta>
</file>